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234.65pt"/>
    </style:style>
    <style:style style:name="co4" style:family="table-column">
      <style:table-column-properties fo:break-before="auto" style:column-width="174.44pt"/>
    </style:style>
    <style:style style:name="co5" style:family="table-column">
      <style:table-column-properties fo:break-before="auto" style:column-width="164.21pt"/>
    </style:style>
    <style:style style:name="co6" style:family="table-column">
      <style:table-column-properties fo:break-before="auto" style:column-width="99.64pt"/>
    </style:style>
    <style:style style:name="co7" style:family="table-column">
      <style:table-column-properties fo:break-before="auto" style:column-width="90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84">
      <style:table-cell-properties fo:background-color="#fff200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atalog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19" table:default-cell-style-name="ce7"/>
        <table:table-row table:style-name="ro1">
          <table:table-cell office:value-type="string" calcext:value-type="string">
            <text:p>时间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其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2</text:p>
          </table:table-cell>
          <table:table-cell/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设计模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设计模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2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3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4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7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8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9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3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4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5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6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2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具体数学" table:style-name="ta1">
        <table:table-column table:style-name="co1" table:number-columns-repeated="1024" table:default-cell-style-name="ce7"/>
        <table:table-row table:style-name="ro1">
          <table:table-cell office:value-type="string" calcext:value-type="string">
            <text:p>章节</text:p>
          </table:table-cell>
          <table:table-cell office:value-type="string" calcext:value-type="string">
            <text:p>页码</text:p>
          </table:table-cell>
          <table:table-cell office:value-type="string" calcext:value-type="string">
            <text:p>题目</text:p>
          </table:table-cell>
          <table:table-cell office:value-type="string" calcext:value-type="string">
            <text:p>时间(月)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8" table:style-name="ta1">
        <table:table-column table:style-name="co1" table:default-cell-style-name="ce7"/>
        <table:table-column table:style-name="co5" table:default-cell-style-name="ce7"/>
        <table:table-column table:style-name="co1" table:default-cell-style-name="ce7"/>
        <table:table-column table:style-name="co6" table:default-cell-style-name="ce7"/>
        <table:table-column table:style-name="co1" table:number-columns-repeated="1020" table:default-cell-style-name="ce7"/>
        <table:table-row table:style-name="ro2">
          <table:table-cell/>
          <table:table-cell office:value-type="string" calcext:value-type="string">
            <text:p>Linux命令行与shell脚本编程大全</text:p>
          </table:table-cell>
          <table:table-cell office:value-type="string" calcext:value-type="string">
            <text:p>跑步</text:p>
          </table:table-cell>
          <table:table-cell office:value-type="string" calcext:value-type="string">
            <text:p>具体数学(第一章)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7-24" calcext:value-type="date">
            <text:p>2021-07-24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1-2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7-25" calcext:value-type="date">
            <text:p>2021-07-2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3-4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7-26" calcext:value-type="date">
            <text:p>2021-07-26</text:p>
          </table:table-cell>
          <table:table-cell table:style-name="ce11" table:number-columns-repeated="2"/>
          <table:table-cell table:style-name="ce11" office:value-type="string" calcext:value-type="string">
            <text:p>5-6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7-27" calcext:value-type="date">
            <text:p>2021-07-27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7-28" calcext:value-type="date">
            <text:p>2021-07-28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7-8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7-29" calcext:value-type="date">
            <text:p>2021-07-29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7-30" calcext:value-type="date">
            <text:p>2021-07-30</text:p>
          </table:table-cell>
          <table:table-cell table:style-name="ce11" table:number-columns-repeated="2"/>
          <table:table-cell table:style-name="ce11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7-31" calcext:value-type="date">
            <text:p>2021-07-31</text:p>
          </table:table-cell>
          <table:table-cell table:style-name="ce11" office:value-type="float" office:value="124" calcext:value-type="float">
            <text:p>124</text:p>
          </table:table-cell>
          <table:table-cell table:style-name="ce11"/>
          <table:table-cell table:style-name="ce11" office:value-type="string" calcext:value-type="string">
            <text:p>11-13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01" calcext:value-type="date">
            <text:p>2021-08-01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0" office:value-type="date" office:date-value="2021-08-02" calcext:value-type="date">
            <text:p>2021-08-02</text:p>
          </table:table-cell>
          <table:table-cell table:style-name="ce11" office:value-type="float" office:value="155" calcext:value-type="float">
            <text:p>155</text:p>
          </table:table-cell>
          <table:table-cell table:style-name="ce11"/>
          <table:table-cell table:style-name="ce11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03" calcext:value-type="date">
            <text:p>2021-08-03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04" calcext:value-type="date">
            <text:p>2021-08-04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21-08-05" calcext:value-type="date">
            <text:p>2021-08-05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06" calcext:value-type="date">
            <text:p>2021-08-06</text:p>
          </table:table-cell>
          <table:table-cell table:style-name="ce11" office:value-type="float" office:value="217" calcext:value-type="float">
            <text:p>217</text:p>
          </table:table-cell>
          <table:table-cell table:style-name="ce11"/>
          <table:table-cell table:style-name="ce11" office:value-type="string" calcext:value-type="string">
            <text:p>5-8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07" calcext:value-type="date">
            <text:p>2021-08-07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08" calcext:value-type="date">
            <text:p>2021-08-08</text:p>
          </table:table-cell>
          <table:table-cell table:style-name="ce11" office:value-type="float" office:value="248" calcext:value-type="float">
            <text:p>248</text:p>
          </table:table-cell>
          <table:table-cell table:style-name="ce11"/>
          <table:table-cell table:style-name="ce11" office:value-type="string" calcext:value-type="string">
            <text:p>11-12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09" calcext:value-type="date">
            <text:p>2021-08-09</text:p>
          </table:table-cell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10" calcext:value-type="date">
            <text:p>2021-08-10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11" calcext:value-type="date">
            <text:p>2021-08-11</text:p>
          </table:table-cell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12" calcext:value-type="date">
            <text:p>2021-08-12</text:p>
          </table:table-cell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13" calcext:value-type="date">
            <text:p>2021-08-13</text:p>
          </table:table-cell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14" calcext:value-type="date">
            <text:p>2021-08-14</text:p>
          </table:table-cell>
          <table:table-cell table:style-name="ce11" office:value-type="float" office:value="341" calcext:value-type="float">
            <text:p>34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16-17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15" calcext:value-type="date">
            <text:p>2021-08-15</text:p>
          </table:table-cell>
          <table:table-cell table:style-name="ce11" table:number-columns-repeated="2"/>
          <table:table-cell table:style-name="ce11" office:value-type="string" calcext:value-type="string">
            <text:p>18-19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16" calcext:value-type="date">
            <text:p>2021-08-16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date" office:date-value="2021-08-17" calcext:value-type="date">
            <text:p>2021-08-17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18" calcext:value-type="date">
            <text:p>2021-08-18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date" office:date-value="2021-08-19" calcext:value-type="date">
            <text:p>2021-08-19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20" calcext:value-type="date">
            <text:p>2021-08-20</text:p>
          </table:table-cell>
          <table:table-cell table:style-name="ce11" office:value-type="float" office:value="434" calcext:value-type="float">
            <text:p>434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9" office:value-type="date" office:date-value="2021-08-21" calcext:value-type="date">
            <text:p>2021-08-21</text:p>
          </table:table-cell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22" calcext:value-type="date">
            <text:p>2021-08-22</text:p>
          </table:table-cell>
          <table:table-cell table:style-name="ce11" office:value-type="float" office:value="465" calcext:value-type="float">
            <text:p>46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23" calcext:value-type="date">
            <text:p>2021-08-23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0" office:value-type="date" office:date-value="2021-08-24" calcext:value-type="date">
            <text:p>2021-08-24</text:p>
          </table:table-cell>
          <table:table-cell table:style-name="ce11" office:value-type="float" office:value="496" calcext:value-type="float">
            <text:p>496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25" calcext:value-type="date">
            <text:p>2021-08-25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0" office:value-type="date" office:date-value="2021-08-26" calcext:value-type="date">
            <text:p>2021-08-26</text:p>
          </table:table-cell>
          <table:table-cell table:style-name="ce11" office:value-type="float" office:value="527" calcext:value-type="float">
            <text:p>527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27" calcext:value-type="date">
            <text:p>2021-08-27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9" office:value-type="date" office:date-value="2021-08-28" calcext:value-type="date">
            <text:p>2021-08-28</text:p>
          </table:table-cell>
          <table:table-cell table:style-name="ce11" office:value-type="float" office:value="558" calcext:value-type="float">
            <text:p>558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9" office:value-type="date" office:date-value="2021-08-29" calcext:value-type="date">
            <text:p>2021-08-29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date" office:date-value="2021-08-30" calcext:value-type="date">
            <text:p>2021-08-30</text:p>
          </table:table-cell>
          <table:table-cell table:style-name="ce11" office:value-type="float" office:value="590" calcext:value-type="float">
            <text:p>590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31" calcext:value-type="date">
            <text:p>2021-08-31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table:number-columns-repeated="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9" table:style-name="ta1">
        <table:table-column table:style-name="co1" table:number-columns-repeated="3" table:default-cell-style-name="ce7"/>
        <table:table-column table:style-name="co7" table:default-cell-style-name="ce7"/>
        <table:table-column table:style-name="co1" table:number-columns-repeated="1020" table:default-cell-style-name="ce7"/>
        <table:table-row table:style-name="ro2">
          <table:table-cell/>
          <table:table-cell office:value-type="string" calcext:value-type="string">
            <text:p>shell</text:p>
          </table:table-cell>
          <table:table-cell table:style-name="ce8" office:value-type="string" calcext:value-type="string">
            <text:p>跑步</text:p>
          </table:table-cell>
          <table:table-cell office:value-type="string" calcext:value-type="string">
            <text:p>具体数学(第二章)</text:p>
          </table:table-cell>
          <table:table-cell table:number-columns-repeated="25"/>
          <table:table-cell office:value-type="string" calcext:value-type="string">
            <text:p><text:s text:c="20"/></text:p>
          </table:table-cell>
          <table:table-cell table:number-columns-repeated="994"/>
        </table:table-row>
        <table:table-row table:style-name="ro1">
          <table:table-cell table:style-name="ce10" office:value-type="date" office:date-value="2021-09-01" calcext:value-type="date">
            <text:p>2021-09-01</text:p>
          </table:table-cell>
          <table:table-cell table:style-name="ce11" office:value-type="float" office:value="24" calcext:value-type="float">
            <text:p>24</text:p>
          </table:table-cell>
          <table:table-cell table:style-name="ce11"/>
          <table:table-cell table:style-name="ce11" office:value-type="string" calcext:value-type="string">
            <text:p>18-21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02" calcext:value-type="date">
            <text:p>2021-09-02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22-25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03" calcext:value-type="date">
            <text:p>2021-09-03</text:p>
          </table:table-cell>
          <table:table-cell table:style-name="ce11" office:value-type="float" office:value="72" calcext:value-type="float">
            <text:p>72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9" office:value-type="date" office:date-value="2021-09-04" calcext:value-type="date">
            <text:p>2021-09-04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26-28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9-05" calcext:value-type="date">
            <text:p>2021-09-0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29-31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06" calcext:value-type="date">
            <text:p>2021-09-06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date" office:date-value="2021-09-07" calcext:value-type="date">
            <text:p>2021-09-07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08" calcext:value-type="date">
            <text:p>2021-09-08</text:p>
          </table:table-cell>
          <table:table-cell table:style-name="ce11" office:value-type="float" office:value="192" calcext:value-type="float">
            <text:p>192</text:p>
          </table:table-cell>
          <table:table-cell table:style-name="ce11"/>
          <table:table-cell table:style-name="ce11" office:value-type="string" calcext:value-type="string">
            <text:p>32-33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09" calcext:value-type="date">
            <text:p>2021-09-09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10" calcext:value-type="date">
            <text:p>2021-09-1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9" office:value-type="date" office:date-value="2021-09-11" calcext:value-type="date">
            <text:p>2021-09-11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34-36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9-12" calcext:value-type="date">
            <text:p>2021-09-12</text:p>
          </table:table-cell>
          <table:table-cell table:style-name="ce11" office:value-type="float" office:value="288" calcext:value-type="float">
            <text:p>28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37-39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13" calcext:value-type="date">
            <text:p>2021-09-13</text:p>
          </table:table-cell>
          <table:table-cell table:style-name="ce11" office:value-type="float" office:value="312" calcext:value-type="float">
            <text:p>312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date" office:date-value="2021-09-14" calcext:value-type="date">
            <text:p>2021-09-14</text:p>
          </table:table-cell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15" calcext:value-type="date">
            <text:p>2021-09-15</text:p>
          </table:table-cell>
          <table:table-cell table:style-name="ce11" office:value-type="float" office:value="360" calcext:value-type="float">
            <text:p>360</text:p>
          </table:table-cell>
          <table:table-cell table:style-name="ce11"/>
          <table:table-cell table:style-name="ce11" office:value-type="string" calcext:value-type="string">
            <text:p>40-41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16" calcext:value-type="date">
            <text:p>2021-09-16</text:p>
          </table:table-cell>
          <table:table-cell table:style-name="ce11"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17" calcext:value-type="date">
            <text:p>2021-09-17</text:p>
          </table:table-cell>
          <table:table-cell table:style-name="ce11" office:value-type="float" office:value="408" calcext:value-type="float">
            <text:p>408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style-name="ce9" office:value-type="date" office:date-value="2021-09-18" calcext:value-type="date">
            <text:p>2021-09-18</text:p>
          </table:table-cell>
          <table:table-cell table:style-name="ce11" office:value-type="float" office:value="432" calcext:value-type="float">
            <text:p>432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string" calcext:value-type="string">
            <text:p>42-44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9-19" calcext:value-type="date">
            <text:p>2021-09-19</text:p>
          </table:table-cell>
          <table:table-cell table:style-name="ce11" office:value-type="float" office:value="456" calcext:value-type="float">
            <text:p>456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string" calcext:value-type="string">
            <text:p>45-47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20" calcext:value-type="date">
            <text:p>2021-09-20</text:p>
          </table:table-cell>
          <table:table-cell table:style-name="ce11" office:value-type="float" office:value="480" calcext:value-type="float">
            <text:p>480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21" calcext:value-type="date">
            <text:p>2021-09-21</text:p>
          </table:table-cell>
          <table:table-cell table:style-name="ce11" office:value-type="float" office:value="504" calcext:value-type="float">
            <text:p>504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22" calcext:value-type="date">
            <text:p>2021-09-22</text:p>
          </table:table-cell>
          <table:table-cell table:style-name="ce11" office:value-type="float" office:value="528" calcext:value-type="float">
            <text:p>528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48-49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23" calcext:value-type="date">
            <text:p>2021-09-23</text:p>
          </table:table-cell>
          <table:table-cell table:style-name="ce11" office:value-type="float" office:value="552" calcext:value-type="float">
            <text:p>552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24" calcext:value-type="date">
            <text:p>2021-09-24</text:p>
          </table:table-cell>
          <table:table-cell table:style-name="ce11" office:value-type="float" office:value="570" calcext:value-type="float">
            <text:p>570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style-name="ce9" office:value-type="date" office:date-value="2021-09-25" calcext:value-type="date">
            <text:p>2021-09-25</text:p>
          </table:table-cell>
          <table:table-cell table:style-name="ce11" office:value-type="float" office:value="588" calcext:value-type="float">
            <text:p>588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string" calcext:value-type="string">
            <text:p>50-51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9-26" calcext:value-type="date">
            <text:p>2021-09-26</text:p>
          </table:table-cell>
          <table:table-cell table:style-name="ce11" office:value-type="string" calcext:value-type="string">
            <text:p>Read-Cod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27" calcext:value-type="date">
            <text:p>2021-09-27</text:p>
          </table:table-cell>
          <table:table-cell table:style-name="ce11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10" office:value-type="date" office:date-value="2021-09-28" calcext:value-type="date">
            <text:p>2021-09-28</text:p>
          </table:table-cell>
          <table:table-cell table:style-name="ce11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10" office:value-type="date" office:date-value="2021-09-29" calcext:value-type="date">
            <text:p>2021-09-29</text:p>
          </table:table-cell>
          <table:table-cell table:style-name="ce11" office:value-type="string" calcext:value-type="string">
            <text:p>Shell-Sty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30" calcext:value-type="date">
            <text:p>2021-09-30</text:p>
          </table:table-cell>
          <table:table-cell table:style-name="ce11" office:value-type="string" calcext:value-type="string">
            <text:p>PPT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0" table:style-name="ta1">
        <table:table-column table:style-name="co1" table:number-columns-repeated="1024" table:default-cell-style-name="ce7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多线程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07" calcext:value-type="date">
            <text:p>2021-10-0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1-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08" calcext:value-type="date">
            <text:p>2021-10-08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10-09" calcext:value-type="date">
            <text:p>2021-10-09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60" calcext:value-type="float">
            <text:p>6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1-10-10" calcext:value-type="date">
            <text:p>2021-10-1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8-1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1" calcext:value-type="date">
            <text:p>2021-10-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2" calcext:value-type="date">
            <text:p>2021-10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3" calcext:value-type="date">
            <text:p>2021-10-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4" calcext:value-type="date">
            <text:p>2021-10-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5" calcext:value-type="date">
            <text:p>2021-10-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10-16" calcext:value-type="date">
            <text:p>2021-10-16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16-18</text:p>
          </table:table-cell>
          <table:table-cell table:style-name="ce15"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10-17" calcext:value-type="date">
            <text:p>2021-10-17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19-21</text:p>
          </table:table-cell>
          <table:table-cell table:style-name="ce15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8" calcext:value-type="date">
            <text:p>2021-10-1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9" calcext:value-type="date">
            <text:p>2021-10-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20" calcext:value-type="date">
            <text:p>2021-10-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21" calcext:value-type="date">
            <text:p>2021-10-2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22" calcext:value-type="date">
            <text:p>2021-10-22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21-10-23" calcext:value-type="date">
            <text:p>2021-10-23</text:p>
          </table:table-cell>
          <table:table-cell table:style-name="ce15" table:number-columns-repeated="3"/>
          <table:table-cell table:number-columns-repeated="1020"/>
        </table:table-row>
        <table:table-row table:style-name="ro1">
          <table:table-cell table:style-name="ce9" office:value-type="date" office:date-value="2021-10-24" calcext:value-type="date">
            <text:p>2021-10-24</text:p>
          </table:table-cell>
          <table:table-cell table:style-name="ce15" table:number-columns-repeated="3"/>
          <table:table-cell table:number-columns-repeated="1020"/>
        </table:table-row>
        <table:table-row table:style-name="ro1">
          <table:table-cell table:style-name="ce10" office:value-type="date" office:date-value="2021-10-25" calcext:value-type="date">
            <text:p>2021-10-25</text:p>
          </table:table-cell>
          <table:table-cell table:number-columns-repeated="1023"/>
        </table:table-row>
        <table:table-row table:style-name="ro1">
          <table:table-cell table:style-name="ce10" office:value-type="date" office:date-value="2021-10-26" calcext:value-type="date">
            <text:p>2021-10-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27" calcext:value-type="date">
            <text:p>2021-10-2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28" calcext:value-type="date">
            <text:p>2021-10-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60" calcext:value-type="float">
            <text:p>26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10-29" calcext:value-type="date">
            <text:p>2021-10-29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29-30</text:p>
          </table:table-cell>
          <table:table-cell table:style-name="ce15" office:value-type="float" office:value="280" calcext:value-type="float">
            <text:p>28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10-30" calcext:value-type="date">
            <text:p>2021-10-3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31-32</text:p>
          </table:table-cell>
          <table:table-cell table:style-name="ce15" office:value-type="float" office:value="298" calcext:value-type="float">
            <text:p>298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l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13:09:50.789906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21:27:35.403257248</meta:creation-date>
    <meta:generator>LibreOffice/6.0.7.3$Linux_X86_64 LibreOffice_project/00m0$Build-3</meta:generator>
    <dc:date>2021-10-07T20:13:52.377227617</dc:date>
    <meta:editing-duration>P11DT10H49M45S</meta:editing-duration>
    <meta:editing-cycles>124</meta:editing-cycles>
    <meta:document-statistic meta:table-count="5" meta:cell-count="402" meta:object-count="0"/>
  </office:meta>
</office:document-meta>
</file>